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453.51pt" svg:height="255.09pt" svg:x="90.51pt" svg:y="2.83pt">
            <draw:object draw:notify-on-update-of-ranges="test.B1:test.B1 test.B2:test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urete</text:p>
          </table:table-cell>
          <table:table-cell office:value-type="string" calcext:value-type="string">
            <text:p>solvabl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3T21:01:10.003450339</dc:date>
    <meta:editing-duration>PT6M40S</meta:editing-duration>
    <meta:editing-cycles>1</meta:editing-cycles>
    <meta:document-statistic meta:table-count="1" meta:cell-count="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29cm" svg:y="0.316cm" chart:style-name="ch2">
          <text:p>chart 1</text:p>
        </chart:title>
        <chart:legend chart:legend-position="end" svg:x="13.201cm" svg:y="4.201cm" style:legend-expansion="high" chart:style-name="ch3"/>
        <chart:plot-area chart:style-name="ch4" table:cell-range-address="test.B1:test.B12" chart:data-source-has-labels="row" svg:x="0.32cm" svg:y="1.275cm" svg:width="12.561cm" svg:height="6.564cm">
          <chartooo:coordinate-region svg:x="0.941cm" svg:y="1.474cm" svg:width="11.753cm" svg:height="5.718cm"/>
          <chart:axis chart:dimension="x" chart:name="primary-x" chart:style-name="ch5">
            <chart:title svg:x="5.709cm" svg:y="8.019cm" chart:style-name="ch6">
              <text:p>%solvabl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test.B2:test.B12" chart:label-cell-address="test.B1:test.B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ables</text:p>
                <draw:g>
                  <svg:desc>test.B1:tes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B2:test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